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style:text-underline-style="none" fo:font-weight="bold" style:font-size-asian="14pt" style:font-weight-asian="bold" style:font-size-complex="14pt" style:font-weight-complex="bold"/>
    </style:style>
    <style:style style:name="P4" style:family="paragraph" style:parent-style-name="Standard">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text-properties style:text-underline-style="solid" style:text-underline-width="auto" style:text-underline-color="font-color" fo:font-weight="normal" style:font-weight-asian="normal" style:font-weight-complex="normal"/>
    </style:style>
    <style:style style:name="P7" style:family="paragraph" style:parent-style-name="Standard">
      <style:text-properties fo:font-size="12pt" style:text-underline-style="none" fo:font-weight="normal" style:font-size-asian="12pt" style:font-weight-asian="normal" style:font-size-complex="12pt" style:font-weight-complex="normal"/>
    </style:style>
    <style:style style:name="P8"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strategia</text:p>
      <text:p text:style-name="Standard"/>
      <text:p text:style-name="P1">Base de datos</text:p>
      <text:p text:style-name="Standard"/>
      <text:p text:style-name="Standard">En el presente desarrollo el grupo de trabajo asignado decidió comenzar realizando una migración de datos relevantes de la tabla maestra brindada por la compañía Hotel FRBA, según las especificaciones brindadas por la misma. </text:p>
      <text:p text:style-name="Standard">De esta manera se generaron las tablas base a ser utilizadas por la aplicación, y luego se fue adaptando el sistema de acuerdo a los requerimientos funcionales captados. La mencionada estructura se puede visualizar en el <text:span text:style-name="T1">Diagrama Entidad Relación (DER) </text:span><text:span text:style-name="T2">adjuntado junto con la estrategia.</text:span></text:p>
      <text:p text:style-name="Standard"><text:span text:style-name="T2"/></text:p>
      <text:p text:style-name="P6"><text:span text:style-name="T3">Descripción y especificaciones de las tablas</text:span></text:p>
      <text:p text:style-name="P1"/>
      <text:p text:style-name="P1"/>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Aplicación</text:p>
      <text:p text:style-name="P4">En base al modelo brindado por la cátedra se agregaron nuevos formularios y carpetas, así como también se modificaron los nombres algunos/as ya existentes, para organizar de una forma más adecuada algunos aspectos de la solución. Se tomó de base también el documento "Guía de ABMs" para el diseño de las funcionalidades involucradas. Cabe destacar que en las correspondiente funcionalidades de ABMs optamos por incluir la "Baja" del elemento en cuestión dentro de la sección de "Modificación", puesto que esta debe trabajarse de forma lógica, y para simplificar el uso de la aplicación por parte de los usuarios.</text:p>
      <text:p text:style-name="P4">Con respecto a la interacción de la aplicación con la base de datos, algunas de las funcionalidades fueron desarrolladas para utilizar procedimientos almacenados definidos en la base, mientras que en otras se optó que la ejecución de consultas se <text:s/>fuera realizada desde la misma aplicación. El porque de esta decisión se encuentra fundada en el criterio del programador sobre la búsqueda de la solución más simple e intuitiva en el marco de los requerimientos de la misma.</text:p>
      <text:p text:style-name="P4"/>
      <text:p text:style-name="P2">Descripción y especificaciones de las funcionalidades</text:p>
      <text:p text:style-name="P4"><text:soft-page-break/></text:p>
      <text:p text:style-name="P8">ABM de Rol</text:p>
      <text:p text:style-name="P7">Para esta funcionalidad de la aplicación se contempla una lista de opciones (selección acotada) que pueden realizarse. Estas opciones incluyen el ingreso o edición de un determinado rol.</text:p>
      <text:p text:style-name="P7">Dependiendo de la opción seleccionada, se habilita la posibilidad de elegir un tipo de rol sobre el cual actuar.</text:p>
      <text:p text:style-name="P7">La baja de rol se encuentra contemplada dentro de la edición (debido a que se requiere que sea una baja lógica), mediante la configuración del campo "Activo/No Activo" dentro del formulario correspondiente.</text:p>
      <text:p text:style-name="P7"><text:span text:style-name="T4"/></text:p>
      <text:p text:style-name="P7"><text:span text:style-name="T4">Login y seguridad</text:span></text:p>
      <text:p text:style-name="P7">Como describe el enunciado es una funcionalidad de características especiales, por lo que no puede ser seleccionada entre la lista de funcionalidades del rol ni utilizada por el usuario de tipo "Guest".</text:p>
      <text:p text:style-name="P7">Al iniciarse la aplicación se presentan dos opciones: "Usuario" y "Omitir". Haciendo clic en la primera se accede al proceso de login y sino se omite entendiéndose que se ingresa como cliente.</text:p>
      <text:p text:style-name="P7">La inhabilitación del usuario producida por el logueo de forma incorrecta en tres intentos, por el momento solo puede ser revertida desde la base de datos ya que su desarrollo no fue definido dentro del alcance de los requerimientos solicitados.</text:p>
      <text:p text:style-name="P7"><text:span text:style-name="T4"/></text:p>
      <text:p text:style-name="P7"><text:span text:style-name="T4">ABM de Usuario</text:span></text:p>
      <text:p text:style-name="P7">Para esta funcionalidad se contempla también una lista (selección acotada) de opciones. Estas opciones incluyen el ingreso o edición de un determinado usuario. </text:p>
      <text:p text:style-name="P7">Dependiendo de la opción seleccionada, se habilita la posibilidad de escribir el "username" involucrado.</text:p>
      <text:p text:style-name="P7">Cabe aclarar que la modificación de un usuario en particular, en cualquiera de sus campos, requiere obligatoriamente la especificación de una contraseña, la cual puede ser la misma u otra distinta a la anterior.</text:p>
      <text:p text:style-name="P7">La baja de usuario se encuentra contemplada dentro de la edición (debido a que se requiere que sea una baja lógica), mediante la configuración del campo "Usuario Activo" dentro del formulario siguiente. </text:p>
      <text:p text:style-name="P7"/>
      <text:p text:style-name="P7"><text:span text:style-name="T4">ABM de Cliente (huéspedes)</text:span></text:p>
      <text:p text:style-name="P7">En este caso de uso se seleccionan de una lista (selección acotada) las opciones de ingreso o edición de un determinado cliente.</text:p>
      <text:p text:style-name="P7">El ingreso impide registrar un cliente con el mismo tipo y número de documento y/o la misma dirección de correo electrónico.</text:p>
      <text:p text:style-name="P7">La modificación permite buscar en base a una serie de parámetros y, en caso de que sea necesario, corregir posibles inconsistencias detectadas durante la migración de la base de datos. Como resultado de la búsqueda se despliegan los resultados en la grilla y haciendo doble clic sobre el registo correspondiente se puede acceder a otro formulario para actualizar efectivamente los datos.</text:p>
      <text:p text:style-name="P7">La inhabilitación de un cliente (baja lógica del mismo) se puede efectuar desde el área de modificación mediante el campo "Activo".</text:p>
      <text:p text:style-name="P7"/>
      <text:p text:style-name="P8">ABM de Hotel</text:p>
      <text:p text:style-name="P7">La funcionalidad en cuestión permite el agregado de nuevos hoteles, así como también la modificación.</text:p>
      <text:p text:style-name="P7">La estructura general es similar a la del ABM de Cliente, permitiendo, por ejemplo, en el caso de la edición, buscar el hotel por medio de alguno de sus campos y seleccionarlo de la grilla para continuar con su modif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6M29S</meta:editing-duration>
    <meta:editing-cycles>17</meta:editing-cycles>
    <meta:generator>OpenOffice.org/3.4.1$Win32 OpenOffice.org_project/341m1$Build-9593</meta:generator>
    <dc:date>2014-12-11T18:56:31.33</dc:date>
    <meta:document-statistic meta:table-count="0" meta:image-count="0" meta:object-count="0" meta:page-count="2" meta:paragraph-count="30" meta:word-count="753" meta:character-count="4721"/>
    <meta:user-defined meta:name="Info 1"/>
    <meta:user-defined meta:name="Info 2"/>
    <meta:user-defined meta:name="Info 3"/>
    <meta:user-defined meta:name="Info 4"/>
  </office:meta>
</office:document-meta>
</file>